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170000030C72A1349DE2F837F6.png" manifest:media-type="image/png"/>
  <manifest:file-entry manifest:full-path="Pictures/100002010000031B000003125788F0B7512914F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9884" officeooo:paragraph-rsid="001c98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draw:frame draw:style-name="fr1" draw:name="Image1" text:anchor-type="paragraph" svg:x="-0.05in" svg:y="0.0819in" svg:width="2.4965in" svg:height="2.4681in" draw:z-index="1"><draw:image xlink:href="Pictures/100002010000031B000003125788F0B7512914FD.png" xlink:type="simple" xlink:show="embed" xlink:actuate="onLoad"/></draw:frame>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-0.1354in" svg:y="0.3028in" svg:width="2.5547in" svg:height="2.5189in" draw:z-index="0"><draw:image xlink:href="Pictures/10000201000003170000030C72A1349DE2F837F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2:45:16.358574424</meta:creation-date>
    <dc:date>2020-02-12T15:08:24.185717409</dc:date>
    <meta:editing-duration>PT21H52M31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